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58af" officeooo:paragraph-rsid="001258af"/>
    </style:style>
    <style:style style:name="P2" style:family="paragraph" style:parent-style-name="Standard">
      <style:text-properties officeooo:rsid="00126dad" officeooo:paragraph-rsid="00126dad"/>
    </style:style>
    <style:style style:name="T1" style:family="text">
      <style:text-properties officeooo:rsid="00126d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type 1:</text:p>
      <text:p text:style-name="P1"><text:tab/></text:p>
      <text:p text:style-name="P1"><text:tab/>-Button/Title screen functioning</text:p>
      <text:p text:style-name="P1"><text:tab/>-have to implement Cell</text:p>
      <text:p text:style-name="P1"><text:tab/>-Generate 700 x 800 pixel board with just normal cells – with an entrance and an exit</text:p>
      <text:p text:style-name="P1"><text:tab/>-have player at entrance and enemy at exit</text:p>
      <text:p text:style-name="P1"/>
      <text:p text:style-name="P1">Prototype 2:</text:p>
      <text:p text:style-name="P1"><text:tab/>-Get player and enemy moving <text:span text:style-name="T1">and collision detection </text:span></text:p>
      <text:p text:style-name="P1"><text:tab/>-Generate inner Walls/<text:span text:style-name="T1">Maze (</text:span></text:p>
      <text:p text:style-name="P1"><text:tab/>-Generate points</text:p>
      <text:p text:style-name="P1"><text:tab/></text:p>
      <text:p text:style-name="P1"><text:tab/></text:p>
      <text:p text:style-name="P2">Prototype 3:</text:p>
      <text:p text:style-name="P2"><text:tab/>-Create shortest path method for enemy (extend this to the board builder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0:48:57.503000000</meta:creation-date>
    <dc:date>2020-03-03T21:23:19.862000000</dc:date>
    <meta:editing-duration>PT14M2S</meta:editing-duration>
    <meta:editing-cycles>1</meta:editing-cycles>
    <meta:document-statistic meta:table-count="0" meta:image-count="0" meta:object-count="0" meta:page-count="1" meta:paragraph-count="14" meta:word-count="63" meta:character-count="399" meta:non-whitespace-character-count="334"/>
    <meta:generator>LibreOffice/6.2.3.2$Windows_X86_64 LibreOffice_project/aecc05fe267cc68dde00352a451aa867b3b546ac</meta:generator>
  </office:meta>
</office:document-meta>
</file>